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000000586D4D4F1FBDFB6CD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图像1" text:anchor-type="char" svg:x="-0.079cm" svg:y="5.851cm" svg:width="17cm" svg:height="12.019cm" draw:z-index="0"><draw:image xlink:href="Pictures/10000000000007D000000586D4D4F1FBDFB6CD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8T12:57:45.697926752</meta:creation-date>
    <dc:date>2023-10-18T12:58:46.158255830</dc:date>
    <meta:editing-duration>PT1M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